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in Modern Roman" svg:font-family="'Latin Modern Roman'"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Latin Modern Roman" officeooo:rsid="00036e3a" officeooo:paragraph-rsid="00036e3a"/>
    </style:style>
    <style:style style:name="P2" style:family="paragraph" style:parent-style-name="Standard">
      <style:paragraph-properties fo:text-align="justify" style:justify-single-word="false"/>
      <style:text-properties style:font-name="Latin Modern Roman" officeooo:rsid="00019c63" officeooo:paragraph-rsid="00036e3a"/>
    </style:style>
    <style:style style:name="P3" style:family="paragraph" style:parent-style-name="Standard">
      <style:paragraph-properties fo:text-align="justify" style:justify-single-word="false"/>
      <style:text-properties style:font-name="Latin Modern Roman" fo:font-size="15pt" officeooo:rsid="00018ab3" officeooo:paragraph-rsid="00019c63" style:font-size-asian="15pt" style:font-size-complex="15pt"/>
    </style:style>
    <style:style style:name="P4" style:family="paragraph" style:parent-style-name="Standard">
      <style:paragraph-properties fo:text-align="justify" style:justify-single-word="false"/>
      <style:text-properties style:font-name="Latin Modern Roman" fo:font-size="15pt" style:font-size-asian="15pt" style:font-size-complex="15pt"/>
    </style:style>
    <style:style style:name="P5" style:family="paragraph" style:parent-style-name="Standard">
      <style:paragraph-properties fo:text-align="justify" style:justify-single-word="false"/>
      <style:text-properties style:font-name="Latin Modern Roman" officeooo:rsid="00018ab3" officeooo:paragraph-rsid="00019c63"/>
    </style:style>
    <style:style style:name="P6" style:family="paragraph" style:parent-style-name="Standard">
      <style:paragraph-properties fo:text-align="justify" style:justify-single-word="false"/>
      <style:text-properties style:font-name="Latin Modern Roman" officeooo:rsid="00018ab3" officeooo:paragraph-rsid="00039d74"/>
    </style:style>
    <style:style style:name="P7" style:family="paragraph" style:parent-style-name="Standard">
      <style:paragraph-properties fo:text-align="justify" style:justify-single-word="false"/>
      <style:text-properties style:font-name="Latin Modern Roman"/>
    </style:style>
    <style:style style:name="P8" style:family="paragraph" style:parent-style-name="Standard">
      <style:paragraph-properties fo:text-align="justify" style:justify-single-word="false"/>
      <style:text-properties style:font-name="Latin Modern Roman" officeooo:paragraph-rsid="000fa81a"/>
    </style:style>
    <style:style style:name="P9" style:family="paragraph" style:parent-style-name="Standard">
      <style:paragraph-properties fo:text-align="center" style:justify-single-word="false"/>
      <style:text-properties style:font-name="Latin Modern Roman" fo:font-size="18pt" officeooo:rsid="00064045" officeooo:paragraph-rsid="00065da0" style:font-size-asian="18pt" style:font-size-complex="18pt"/>
    </style:style>
    <style:style style:name="P10" style:family="paragraph" style:parent-style-name="Standard">
      <style:paragraph-properties fo:text-align="center" style:justify-single-word="false"/>
      <style:text-properties style:font-name="Latin Modern Roman" fo:font-size="18pt" officeooo:rsid="00065da0" officeooo:paragraph-rsid="00065da0" style:font-size-asian="18pt" style:font-size-complex="18pt"/>
    </style:style>
    <style:style style:name="P11" style:family="paragraph" style:parent-style-name="Standard">
      <style:paragraph-properties fo:text-align="end" style:justify-single-word="false"/>
      <style:text-properties style:font-name="Latin Modern Roman" fo:font-size="22pt" fo:font-weight="normal" officeooo:rsid="00065da0" officeooo:paragraph-rsid="00065da0" style:font-size-asian="22pt" style:font-weight-asian="normal" style:font-size-complex="22pt" style:font-weight-complex="normal"/>
    </style:style>
    <style:style style:name="P12" style:family="paragraph" style:parent-style-name="Standard">
      <style:paragraph-properties fo:text-align="end" style:justify-single-word="false"/>
      <style:text-properties style:font-name="Latin Modern Roman" fo:font-size="22pt" fo:font-weight="normal" officeooo:rsid="00065da0" officeooo:paragraph-rsid="000fa81a" style:font-size-asian="22pt" style:font-weight-asian="normal" style:font-size-complex="22pt" style:font-weight-complex="normal"/>
    </style:style>
    <style:style style:name="P13" style:family="paragraph" style:parent-style-name="Standard">
      <style:paragraph-properties fo:text-align="justify" style:justify-single-word="false"/>
      <style:text-properties style:font-name="Latin Modern Roman" fo:font-size="22pt" fo:font-weight="bold" officeooo:rsid="00065da0" officeooo:paragraph-rsid="00065da0" style:font-size-asian="22pt" style:font-weight-asian="bold" style:font-size-complex="22pt" style:font-weight-complex="bold"/>
    </style:style>
    <style:style style:name="P14" style:family="paragraph" style:parent-style-name="Standard">
      <style:paragraph-properties fo:text-align="start" style:justify-single-word="false"/>
      <style:text-properties style:font-name="Latin Modern Roman" fo:font-size="22pt" fo:font-weight="bold" officeooo:rsid="00065da0" officeooo:paragraph-rsid="00065da0" style:font-size-asian="22pt" style:font-weight-asian="bold" style:font-size-complex="22pt" style:font-weight-complex="bold"/>
    </style:style>
    <style:style style:name="P15" style:family="paragraph" style:parent-style-name="Standard">
      <style:paragraph-properties fo:text-align="start" style:justify-single-word="false"/>
      <style:text-properties style:font-name="Latin Modern Roman" fo:font-size="22pt" fo:font-weight="bold" officeooo:rsid="00065da0" officeooo:paragraph-rsid="0012749d" style:font-size-asian="22pt" style:font-weight-asian="bold" style:font-size-complex="22pt" style:font-weight-complex="bold"/>
    </style:style>
    <style:style style:name="P16" style:family="paragraph" style:parent-style-name="Standard">
      <style:paragraph-properties fo:text-align="end" style:justify-single-word="false"/>
      <style:text-properties style:font-name="Latin Modern Roman" fo:font-size="22pt" fo:font-weight="bold" officeooo:rsid="00065da0" officeooo:paragraph-rsid="0012749d" style:font-size-asian="22pt" style:font-weight-asian="bold" style:font-size-complex="22pt" style:font-weight-complex="bold"/>
    </style:style>
    <style:style style:name="P17" style:family="paragraph" style:parent-style-name="Standard">
      <style:paragraph-properties fo:text-align="center" style:justify-single-word="false"/>
      <style:text-properties style:font-name="Latin Modern Roman" officeooo:rsid="00064045" officeooo:paragraph-rsid="00065da0"/>
    </style:style>
    <style:style style:name="P18" style:family="paragraph" style:parent-style-name="Standard">
      <style:paragraph-properties fo:text-align="end" style:justify-single-word="false"/>
      <style:text-properties style:font-name="Latin Modern Roman Unslanted" fo:font-size="32pt" fo:font-weight="bold" officeooo:rsid="00065da0" officeooo:paragraph-rsid="00065da0" style:font-size-asian="32pt" style:font-weight-asian="bold" style:font-size-complex="32pt" style:font-weight-complex="bold"/>
    </style:style>
    <style:style style:name="P19" style:family="paragraph" style:parent-style-name="Standard">
      <style:paragraph-properties fo:text-align="end" style:justify-single-word="false"/>
      <style:text-properties style:font-name="Latin Modern Roman Unslanted" fo:font-size="40pt" fo:font-weight="bold" officeooo:rsid="00065da0" officeooo:paragraph-rsid="00065da0" style:font-size-asian="40pt" style:font-weight-asian="bold" style:font-size-complex="40pt" style:font-weight-complex="bold"/>
    </style:style>
    <style:style style:name="P20" style:family="paragraph" style:parent-style-name="Standard">
      <style:paragraph-properties fo:text-align="start" style:justify-single-word="false"/>
      <style:text-properties fo:color="#00ffff" style:font-name="Latin Modern Roman" fo:font-size="16pt" style:text-underline-style="solid" style:text-underline-width="auto" style:text-underline-color="font-color" fo:font-weight="bold" officeooo:rsid="00065da0" officeooo:paragraph-rsid="00065da0" style:font-size-asian="16pt" style:font-weight-asian="bold" style:font-size-complex="16pt" style:font-weight-complex="bold"/>
    </style:style>
    <style:style style:name="P21" style:family="paragraph" style:parent-style-name="Title">
      <style:paragraph-properties fo:text-align="center" style:justify-single-word="false"/>
      <style:text-properties style:font-name="Latin Modern Roman" officeooo:rsid="00064045" officeooo:paragraph-rsid="00064045"/>
    </style:style>
    <style:style style:name="P22" style:family="paragraph" style:parent-style-name="Title">
      <style:text-properties style:font-name="Latin Modern Roman Unslanted" fo:font-size="30pt" style:font-size-asian="30pt" style:font-size-complex="30pt"/>
    </style:style>
    <style:style style:name="P23" style:family="paragraph" style:parent-style-name="Standard" style:list-style-name="L1">
      <style:paragraph-properties fo:text-align="justify" style:justify-single-word="false"/>
      <style:text-properties style:font-name="Latin Modern Roman" fo:font-size="15pt" officeooo:rsid="000489d4" officeooo:paragraph-rsid="000489d4" style:font-size-asian="15pt" style:font-size-complex="15pt"/>
    </style:style>
    <style:style style:name="P24" style:family="paragraph" style:parent-style-name="Heading_20_1">
      <style:paragraph-properties fo:text-align="justify" style:justify-single-word="false"/>
      <style:text-properties fo:color="#00ccff" style:font-name="Latin Modern Roman"/>
    </style:style>
    <style:style style:name="T1" style:family="text">
      <style:text-properties fo:font-size="15pt" style:font-size-asian="15pt" style:font-size-complex="15pt"/>
    </style:style>
    <style:style style:name="T2" style:family="text">
      <style:text-properties fo:font-size="15pt" officeooo:rsid="00018ab3" style:font-size-asian="15pt" style:font-size-complex="15pt"/>
    </style:style>
    <style:style style:name="T3" style:family="text">
      <style:text-properties fo:font-size="15pt" officeooo:rsid="00019c63" style:font-size-asian="15pt" style:font-size-complex="15pt"/>
    </style:style>
    <style:style style:name="T4" style:family="text">
      <style:text-properties fo:font-size="15pt" officeooo:rsid="00036e3a" style:font-size-asian="15pt" style:font-size-complex="15pt"/>
    </style:style>
    <style:style style:name="T5" style:family="text">
      <style:text-properties officeooo:rsid="00059d7f"/>
    </style:style>
    <style:style style:name="T6" style:family="text">
      <style:text-properties officeooo:rsid="00065da0"/>
    </style:style>
    <style:style style:name="T7" style:family="text">
      <style:text-properties fo:color="#000000"/>
    </style:style>
    <style:style style:name="T8" style:family="text">
      <style:text-properties officeooo:rsid="00085367"/>
    </style:style>
    <style:style style:name="T9" style:family="text">
      <style:text-properties fo:color="#ff0000" officeooo:rsid="00085367"/>
    </style:style>
    <style:style style:name="T10" style:family="text">
      <style:text-properties fo:color="#cc00cc" officeooo:rsid="00085367"/>
    </style:style>
    <style:style style:name="T11" style:family="text">
      <style:text-properties fo:color="#0000cc" officeooo:rsid="00085367"/>
    </style:style>
    <style:style style:name="T12" style:family="text">
      <style:text-properties fo:color="#006600" officeooo:rsid="00085367"/>
    </style:style>
    <style:style style:name="T13" style:family="text">
      <style:text-properties fo:color="#66cc99" fo:font-size="40pt" officeooo:rsid="00085367" style:font-size-asian="40pt" style:font-size-complex="40pt"/>
    </style:style>
    <style:style style:name="T14" style:family="text">
      <style:text-properties fo:color="#6600cc" fo:font-size="40pt" officeooo:rsid="00085367" style:font-size-asian="40pt" style:font-size-complex="40pt"/>
    </style:style>
    <style:style style:name="T15" style:family="text">
      <style:text-properties fo:color="#00cc00" fo:font-size="40pt" officeooo:rsid="00085367" style:font-size-asian="40pt" style:font-size-complex="40pt"/>
    </style:style>
    <style:style style:name="T16" style:family="text">
      <style:text-properties fo:color="#000099" fo:font-size="40pt" officeooo:rsid="00085367" style:font-size-asian="40pt" style:font-size-complex="40pt"/>
    </style:style>
    <style:style style:name="T17" style:family="text">
      <style:text-properties fo:color="#996633" fo:font-size="40pt" officeooo:rsid="00085367" style:font-size-asian="40pt" style:font-size-complex="40pt"/>
    </style:style>
    <style:style style:name="T18" style:family="text">
      <style:text-properties fo:color="#99cc66" fo:font-size="40pt" officeooo:rsid="00085367" style:font-size-asian="40pt" style:font-size-complex="40pt"/>
    </style:style>
    <style:style style:name="T19" style:family="text">
      <style:text-properties fo:color="#dd4814" officeooo:rsid="00085367"/>
    </style:style>
    <style:style style:name="T20" style:family="text">
      <style:text-properties fo:color="#dd4814" fo:font-size="38pt" officeooo:rsid="00085367" style:font-size-asian="38pt" style:font-size-complex="38pt"/>
    </style:style>
    <style:style style:name="T21" style:family="text">
      <style:text-properties fo:color="#dd4814" fo:font-size="40pt" officeooo:rsid="00085367" style:font-size-asian="40pt" style:font-size-complex="40pt"/>
    </style:style>
    <style:style style:name="T22" style:family="text">
      <style:text-properties fo:color="#990099" fo:font-size="40pt" officeooo:rsid="00085367" style:font-size-asian="40pt" style:font-size-complex="40pt"/>
    </style:style>
    <style:style style:name="T23" style:family="text">
      <style:text-properties fo:font-size="40pt" officeooo:rsid="00085367" style:font-size-asian="40pt" style:font-size-complex="40pt"/>
    </style:style>
    <style:style style:name="T24" style:family="text">
      <style:text-properties officeooo:rsid="000fa81a"/>
    </style:style>
    <style:style style:name="T25" style:family="text">
      <style:text-properties fo:font-weight="normal" officeooo:rsid="0010dfee" style:font-weight-asian="normal" style:font-weight-complex="normal"/>
    </style:style>
    <style:style style:name="T26" style:family="text">
      <style:text-properties officeooo:rsid="0012a3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ollege of Engineering Guindy</text:p>
      <text:p text:style-name="P10">Anna University</text:p>
      <text:p text:style-name="P9">Depart<text:span text:style-name="T6">ment of Information Science and Technology</text:span></text:p>
      <text:p text:style-name="P17"><text:tab/></text:p>
      <text:p text:style-name="P22">ABSTRACT</text:p>
      <text:p text:style-name="P20"><text:span text:style-name="T7"><text:s text:c="76"/></text:span><text:s text:c="5"/></text:p>
      <text:p text:style-name="P13">TITLE:</text:p>
      <text:p text:style-name="P19"><text:span text:style-name="T12">H</text:span><text:span text:style-name="T9">a</text:span><text:span text:style-name="T10">p</text:span><text:span text:style-name="T11">p</text:span><text:span text:style-name="T9">y</text:span><text:span text:style-name="T8"> <text:s text:c="13"/></text:span></text:p>
      <text:p text:style-name="P18"><text:span text:style-name="T22">C</text:span><text:span text:style-name="T17">o</text:span><text:span text:style-name="T13">d</text:span><text:span text:style-name="T23">i</text:span><text:span text:style-name="T14">n</text:span><text:span text:style-name="T15">g</text:span><text:span text:style-name="T16">!</text:span><text:span text:style-name="T18">!</text:span><text:span text:style-name="T21">!</text:span><text:span text:style-name="T20"> </text:span><text:span text:style-name="T19"><text:s text:c="3"/></text:span><text:span text:style-name="T8"><text:s text:c="4"/></text:span></text:p>
      <text:p text:style-name="P13"/>
      <text:p text:style-name="P13"/>
      <text:p text:style-name="P14"><text:s text:c="19"/></text:p>
      <text:p text:style-name="P14"/>
      <text:p text:style-name="P14"/>
      <text:p text:style-name="P14"/>
      <text:p text:style-name="P15"><text:s text:c="24"/>BY</text:p>
      <text:p text:style-name="P16"><text:tab/><text:tab/><text:tab/><text:tab/><text:tab/><text:tab/> <text:s text:c="4"/><text:span text:style-name="T25">(B.Tech IT – III year)</text:span></text:p>
      <text:p text:style-name="P11">Ajitaa Jagan<text:span text:style-name="T26">n</text:span>athan – 2015115004</text:p>
      <text:p text:style-name="P11">Saravanan Rajendran – 2015115048</text:p>
      <text:p text:style-name="P11">Sshreya .K.<text:span text:style-name="T26">Y</text:span> - 2015115115</text:p>
      <text:p text:style-name="P8"><text:tab/><text:tab/><text:tab/><text:tab/></text:p>
      <text:p text:style-name="P12"><text:soft-page-break/><text:tab/><text:tab/><text:tab/><text:tab/><text:tab/> <text:s text:c="2"/><text:span text:style-name="T24"><text:s/></text:span></text:p>
      <text:p text:style-name="P7"/>
      <text:h text:style-name="P24" text:outline-level="1">Problem Statement:</text:h>
      <text:p text:style-name="P1"><text:tab/><text:span text:style-name="Citation"><text:span text:style-name="T2">"People use up a lot of time and effort in searching up for the solutions to the various compilation errors they face" </text:span></text:span><text:span text:style-name="T2">. </text:span><text:span text:style-name="T1">How could this be reduced so that programmers can actually concent rate on the original program.</text:span></text:p>
      <text:p text:style-name="P7"/>
      <text:h text:style-name="P24" text:outline-level="1">Existing System:</text:h>
      <text:p text:style-name="P2"><text:tab/><text:span text:style-name="T2">We are in the era where everyone uses computer . We write code to instruct the computer. <text:s/>Programming is mastered by practice and </text:span><text:span text:style-name="T1">most of the people never</text:span><text:span text:style-name="T2"> gets a code running properly in the first attempt. Compiler errors are faced by almost all programmers. It may be a very simple error or at times a very complex one, however these errors take time to solve.When <text:s/>we encounter a <text:s/>compilation error, we </text:span><text:span text:style-name="T1">often resort to stack-overflow and seldom we refer to text books</text:span><text:span text:style-name="T2">. </text:span><text:span text:style-name="T1">Stack-overflow greatly reduces our burden of debugging. But still we have to search for the error in the google and reach out to stack-overflow , which is time consuming and a tiring work. <text:s text:c="2"/>First time users of internet may not know how to query google and to get the results efficiently which adds to the existing burden. </text:span></text:p>
      <text:p text:style-name="P4"/>
      <text:h text:style-name="P24" text:outline-level="1">Project idea:</text:h>
      <text:p text:style-name="P5"><text:tab/><text:tab/><text:span text:style-name="T1"> Our project </text:span><text:span text:style-name="T3">aims to </text:span><text:span text:style-name="T1"><text:s/>automate the search process by providing solutions right on our text editor screen via a plugin</text:span><text:span text:style-name="T3">s</text:span><text:span text:style-name="T1">. </text:span><text:span text:style-name="T3">The solutions would be prosessed by the script so that relevant answers and comments are shown to the user. <text:s/>By automating this process of search and retrival we can add some more intellegence to our text editor.</text:span></text:p>
      <text:p text:style-name="P3"/>
      <text:p text:style-name="P5"><text:s text:c="20"/></text:p>
      <text:h text:style-name="P24" text:outline-level="1"><text:soft-page-break/>Addressing the Requirement:</text:h>
      <text:p text:style-name="P6"><text:tab/><text:span text:style-name="T1">The modified system that we propose to build will work towards eliminating this problem by providing the programmer with a suitable solution obtained from the website called www.stackoverflow.com which features questions and answers on a wide range of topics in computer programming. </text:span><text:span text:style-name="T4">This would be achieved by web scraping the stackover flow and making use of its search options. The content is analized using NLP and the most approriate answer is revealed to the user.</text:span></text:p>
      <text:h text:style-name="P24" text:outline-level="1">Main Technologies used:</text:h>
      <text:list xml:id="list5415932691343687537" text:style-name="L1">
        <text:list-item>
          <text:p text:style-name="P23">Sublime <text:span text:style-name="T5">A</text:span>PI</text:p>
        </text:list-item>
        <text:list-item>
          <text:p text:style-name="P23">Python </text:p>
        </text:list-item>
        <text:list-item>
          <text:p text:style-name="P23">NLTK <text:s/>in Python</text:p>
        </text:list-item>
        <text:list-item>
          <text:p text:style-name="P23">RESTful webservi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atin Modern Roman" svg:font-family="'Latin Modern Roman'"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22:16:45.721785626</meta:creation-date>
    <meta:editing-duration>PT49M36S</meta:editing-duration>
    <meta:editing-cycles>13</meta:editing-cycles>
    <meta:generator>LibreOffice/5.1.6.2$Linux_X86_64 LibreOffice_project/10m0$Build-2</meta:generator>
    <dc:date>2017-07-10T23:57:35.981152422</dc:date>
    <meta:document-statistic meta:table-count="0" meta:image-count="0" meta:object-count="0" meta:page-count="3" meta:paragraph-count="31" meta:word-count="366" meta:character-count="2393" meta:non-whitespace-character-count="1846"/>
  </office:meta>
</office:document-meta>
</file>